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 fo:language="en" fo:country="US"/>
    </style:style>
    <style:style style:name="P11" style:parent-style-name="Ingetavstånd" style:family="paragraph">
      <style:text-properties fo:font-size="14pt" style:font-size-asian="14pt" style:font-size-complex="14pt" fo:language="en" fo:country="US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>
      <style:text-properties fo:font-size="14pt" style:font-size-asian="14pt" style:font-size-complex="14pt" fo:language="en" fo:country="US"/>
    </style:style>
    <style:style style:name="P14" style:parent-style-name="Ingetavstånd" style:family="paragraph">
      <style:text-properties fo:font-size="14pt" style:font-size-asian="14pt" style:font-size-complex="14pt" fo:language="en" fo:country="US"/>
    </style:style>
    <style:style style:name="P15" style:parent-style-name="Ingetavstånd" style:family="paragraph">
      <style:text-properties fo:font-size="14pt" style:font-size-asian="14pt" style:font-size-complex="14pt" fo:language="en" fo:country="US"/>
    </style:style>
    <style:style style:name="P16" style:parent-style-name="Ingetavstånd" style:family="paragraph">
      <style:text-properties fo:font-size="14pt" style:font-size-asian="14pt" style:font-size-complex="14pt" fo:language="en" fo:country="US"/>
    </style:style>
    <style:style style:name="P17" style:parent-style-name="Ingetavstånd" style:family="paragraph">
      <style:text-properties fo:font-size="14pt" style:font-size-asian="14pt" style:font-size-complex="14pt" fo:language="en" fo:country="US"/>
    </style:style>
    <style:style style:name="P18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19" style:parent-style-name="Ingetavstånd" style:family="paragraph">
      <style:text-properties fo:font-size="14pt" style:font-size-asian="14pt" style:font-size-complex="14pt" fo:language="en" fo:country="US"/>
    </style:style>
    <style:style style:name="P20" style:parent-style-name="Ingetavstånd" style:family="paragraph">
      <style:text-properties fo:font-size="14pt" style:font-size-asian="14pt" style:font-size-complex="14pt" fo:language="en" fo:country="US"/>
    </style:style>
    <style:style style:name="P21" style:parent-style-name="Ingetavstånd" style:family="paragraph">
      <style:text-properties fo:font-size="14pt" style:font-size-asian="14pt" style:font-size-complex="14pt" fo:language="en" fo:country="US"/>
    </style:style>
    <style:style style:name="P22" style:parent-style-name="Ingetavstånd" style:family="paragraph">
      <style:text-properties fo:font-size="14pt" style:font-size-asian="14pt" style:font-size-complex="14pt" fo:language="en" fo:country="US"/>
    </style:style>
    <style:style style:name="P23" style:parent-style-name="Ingetavstånd" style:family="paragraph">
      <style:text-properties fo:font-size="14pt" style:font-size-asian="14pt" style:font-size-complex="14pt" fo:language="en" fo:country="US"/>
    </style:style>
    <style:style style:name="P24" style:parent-style-name="Ingetavstånd" style:family="paragraph">
      <style:text-properties fo:font-size="14pt" style:font-size-asian="14pt" style:font-size-complex="14pt" fo:language="en" fo:country="US"/>
    </style:style>
    <style:style style:name="P25" style:parent-style-name="Ingetavstånd" style:family="paragraph"/>
    <style:style style:name="T26" style:parent-style-name="Standardstycketeckensnitt" style:family="text">
      <style:text-properties fo:font-size="14pt" style:font-size-asian="14pt" style:font-size-complex="14pt" fo:language="en" fo:country="US"/>
    </style:style>
    <style:style style:name="T27" style:parent-style-name="Standardstycketeckensnitt" style:family="text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<text:span text:style-name="T2">5 Kyu</text:span></text:h>
      <text:p text:style-name="P3"/>
      <text:p text:style-name="P4"/>
      <text:p text:style-name="P5">Hitoriwaza</text:p>
      <text:p text:style-name="P6"/>
      <text:list text:style-name="LFO2" text:continue-numbering="true">
        <text:list-item>
          <text:p text:style-name="P7">Jo Kenko Taiso</text:p>
        </text:list-item>
      </text:list>
      <text:list text:style-name="LFO1" text:continue-numbering="true">
        <text:list-item>
          <text:p text:style-name="P8">Udefuri Undo</text:p>
        </text:list-item>
        <text:list-item>
          <text:p text:style-name="P9">Udefuri Choyaku Undo</text:p>
        </text:list-item>
        <text:list-item>
          <text:p text:style-name="P10">Tenkan Undo</text:p>
        </text:list-item>
        <text:list-item>
          <text:p text:style-name="P11">Sayu Undo</text:p>
        </text:list-item>
        <text:list-item>
          <text:p text:style-name="P12">Sayu Choyaku Undo</text:p>
        </text:list-item>
        <text:list-item>
          <text:p text:style-name="P13">Ushiro Ukemi Undo</text:p>
        </text:list-item>
        <text:list-item>
          <text:p text:style-name="P14">Zempo Kaiten Undo</text:p>
        </text:list-item>
        <text:list-item>
          <text:p text:style-name="P15">Shikko forward</text:p>
        </text:list-item>
      </text:list>
      <text:p text:style-name="P16"/>
      <text:p text:style-name="P17"/>
      <text:p text:style-name="P18">Kumiwaza/Tsuzukiwaza</text:p>
      <text:p text:style-name="P19"/>
      <text:list text:style-name="LFO1" text:continue-numbering="true">
        <text:list-item>
          <text:p text:style-name="P20">Katate Kosadori Kokyunage</text:p>
        </text:list-item>
        <text:list-item>
          <text:p text:style-name="P21">Katatedori Ryotemochi Kokyunage</text:p>
        </text:list-item>
        <text:list-item>
          <text:p text:style-name="P22">Katatedori Tenkan Kokyunage</text:p>
        </text:list-item>
        <text:list-item>
          <text:p text:style-name="P23">Katatedori Ryotemochi Tenchin<text:s/></text:p>
        </text:list-item>
        <text:list-item>
          <text:p text:style-name="P24">Kokyunage Udemawashi</text:p>
        </text:list-item>
        <text:list-item>
          <text:p text:style-name="P25"><text:span text:style-name="T26">Zagi Ryotedori<text:s/></text:span><text:span text:style-name="T27">Kokyunag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02:00Z</meta:creation-date>
    <dc:date>2011-12-15T13:25:00Z</dc:date>
    <meta:template xlink:href="Normal" xlink:type="simple"/>
    <meta:editing-cycles>5</meta:editing-cycles>
    <meta:editing-duration>PT420S</meta:editing-duration>
    <meta:document-statistic meta:page-count="1" meta:paragraph-count="1" meta:word-count="55" meta:character-count="346" meta:row-count="2" meta:non-whitespace-character-count="292"/>
  </office:meta>
</office:document-meta>
</file>